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11111" draw:textarea-horizontal-align="justify" draw:textarea-vertical-align="middle" draw:auto-grow-height="false" fo:min-height="3.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111111" draw:opacity="100%" draw:textarea-horizontal-align="justify" draw:textarea-vertical-align="middle" draw:auto-grow-height="false" fo:min-height="2.95cm" fo:min-width="27.5cm"/>
    </style:style>
    <style:style style:name="pr1" style:family="presentation" style:parent-style-name="Default-subtitle">
      <style:graphic-properties draw:fill-color="#ffffff" draw:textarea-vertical-align="middle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draw:auto-grow-height="true" fo:min-height="3.163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-color="#ffffff"/>
      <style:text-properties fo:color="#dddddd" style:font-name="Liberation Sans1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style:font-name="Courier New1" fo:font-size="16pt" style:font-size-asian="16pt" style:font-size-complex="16pt"/>
    </style:style>
    <style:style style:name="P6" style:family="paragraph">
      <loext:graphic-properties draw:fill-color="#111111" draw:opacity="100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dddddd"/>
    </style:style>
    <style:style style:name="P9" style:family="paragraph">
      <style:text-properties style:font-name="Courier New1" fo:font-size="16pt" fo:background-color="transparent" style:font-size-asian="16pt" style:font-size-complex="16pt"/>
    </style:style>
    <style:style style:name="P10" style:family="paragraph">
      <style:paragraph-properties fo:margin-left="0cm" fo:margin-right="0cm" fo:line-height="100%" fo:text-indent="0cm"/>
      <style:text-properties fo:font-size="16pt" style:font-size-asian="16pt" style:font-size-complex="16pt"/>
    </style:style>
    <style:style style:name="P11" style:family="paragraph">
      <style:text-properties fo:color="#111111" fo:font-size="16pt" style:font-size-asian="16pt" style:font-size-complex="16pt"/>
    </style:style>
    <style:style style:name="T1" style:family="text">
      <style:text-properties fo:color="#dddddd" style:font-name="Liberation Sans1" fo:font-size="32pt" fo:font-weight="bold" style:font-weight-asian="bold" style:font-weight-complex="bold"/>
    </style:style>
    <style:style style:name="T2" style:family="text">
      <style:text-properties fo:color="#dddddd" style:font-name="Liberation Sans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dddddd"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Courier New1" fo:font-size="16pt" style:font-size-asian="16pt" style:font-size-complex="16pt"/>
    </style:style>
    <style:style style:name="T5" style:family="text">
      <style:text-properties fo:color="#111111" style:font-name="Liberation Mono" fo:font-size="16pt" style:font-size-asian="16pt" style:font-size-complex="16pt"/>
    </style:style>
    <style:style style:name="T6" style:family="text">
      <style:text-properties fo:color="#111111" style:font-name="Courier New1" fo:font-size="16pt" style:font-size-asian="16pt" style:font-size-complex="16pt"/>
    </style:style>
    <style:style style:name="T7" style:family="text">
      <style:text-properties fo:color="#111111" style:font-name="Open Sans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111111" style:font-name="Open Sans" fo:font-size="16pt" fo:font-style="normal" style:font-size-asian="16pt" style:font-style-asian="normal" style:font-size-complex="16pt" style:font-style-complex="normal"/>
    </style:style>
    <style:style style:name="T9" style:family="text">
      <style:text-properties fo:color="#111111" style:font-name="Open Sans" fo:font-size="16pt" style:font-size-asian="16pt" style:font-size-complex="16pt"/>
    </style:style>
    <style:style style:name="T10" style:family="text">
      <style:text-properties fo:color="#dddddd"/>
    </style:style>
    <style:style style:name="T11" style:family="text">
      <style:text-properties style:font-name="Courier New1" fo:font-size="16pt" fo:background-color="transparent" style:font-size-asian="16pt" style:font-size-complex="16pt"/>
    </style:style>
    <style:style style:name="T12" style:family="text">
      <style:text-properties style:font-name="Liberation Mono" fo:font-size="16pt" fo:background-color="transparent" style:font-size-asian="16pt" style:font-size-complex="16pt"/>
    </style:style>
    <style:style style:name="T13" style:family="text">
      <style:text-properties fo:color="#111111" style:font-name="Liberation Mono" fo:font-size="16pt" fo:background-color="transparent" style:font-size-asian="16pt" style:font-size-complex="16pt"/>
    </style:style>
    <style:style style:name="T14" style:family="text">
      <style:text-properties fo:color="#111111" style:font-name="Courier New1" fo:font-size="16pt" fo:background-color="transparent" style:font-size-asian="16pt" style:font-size-complex="16pt"/>
    </style:style>
    <style:style style:name="T15" style:family="text">
      <style:text-properties fo:color="#111111" style:font-name="Liberation Sans1" fo:font-size="16pt" fo:font-weight="bold" fo:background-color="transparent" style:font-size-asian="16pt" style:font-weight-asian="bold" style:font-size-complex="16pt" style:font-weight-complex="bold"/>
    </style:style>
    <style:style style:name="T16" style:family="text">
      <style:text-properties fo:color="#111111" style:font-name="Liberation Sans1" fo:font-size="16pt" fo:background-color="transparent" style:font-size-asian="16pt" style:font-size-complex="16pt"/>
    </style:style>
    <style:style style:name="T17" style:family="text">
      <style:text-properties fo:font-variant="normal" fo:text-transform="none" fo:color="#111111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fo:background-color="transparent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11111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3.75cm" svg:x="0cm" svg:y="8.65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21cm" svg:x="0cm" svg:y="0cm" presentation:class="subtitle" presentation:user-transformed="true">
          <draw:text-box>
            <text:p><text:span text:style-name="T1">The dangers of C-style casts</text:span></text:p>
            <text:p><text:span text:style-name="T2"/></text:p>
            <text:p><text:span text:style-name="T3">Joshua Gerr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8cm" svg:height="17.8cm" svg:x="0cm" svg:y="2.657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xml:id="id1" text:id="id1" text:style-name="P4"><text:span text:style-name="T5">float x = 1.0f;</text:span></text:p>
                <text:p xml:id="id2" text:id="id2" text:style-name="P4"><text:span text:style-name="T5">double* y = (double*) &amp;x;</text:span></text:p>
                <text:p text:style-name="P4"><text:span text:style-name="T6"/></text:p>
                <text:p xml:id="id3" text:id="id3" text:style-name="P4"><text:span text:style-name="T7">Who thinks this will compile?</text:span></text:p>
                <text:list>
                  <text:list-item>
                    <text:p xml:id="id4" text:id="id4" text:style-name="P4"><text:span text:style-name="T8">GCC 5.2.0 and MSVC 19 don't even emit a warning …</text:span></text:p>
                  </text:list-item>
                </text:list>
                <text:p text:style-name="P4"><text:span text:style-name="T9"/></text:p>
                <text:p xml:id="id5" text:id="id5" text:style-name="P4"><text:span text:style-name="T5">float x = 1.0f;</text:span></text:p>
                <text:p xml:id="id6" text:id="id6" text:style-name="P4"><text:span text:style-name="T5">double* y = static_cast&lt;double*&gt;(&amp;x);</text:span></text:p>
                <text:p text:style-name="P4"><text:span text:style-name="T6"/></text:p>
                <text:p xml:id="id7" text:id="id7" text:style-name="P4"><text:span text:style-name="T7">Who thinks this will compile?</text:span></text:p>
                <text:p xml:id="id8" text:id="id8" text:style-name="P4"><text:span text:style-name="T5">GCC 5.2.0 invalid static_cast from type 'float*' to type 'double*'</text:span></text:p>
                <text:p xml:id="id9" text:id="id9" text:style-name="P4"><text:span text:style-name="T5">MSVC 19 C2440 'static_cast': cannot convert from 'float *' to 'double *'</text:span></text:p>
              </text:list-header>
            </text:list>
          </draw:text-box>
        </draw:frame>
        <draw:custom-shape draw:style-name="gr3" draw:text-style-name="P6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8cm" svg:height="3.163cm" svg:x="0cm" svg:y="0.037cm" presentation:class="title" presentation:user-transformed="true">
          <draw:text-box>
            <text:p text:style-name="P7"><text:span text:style-name="T10"><text:tab/></text:span><text:span text:style-name="T10">Example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cm" svg:height="17.799cm" svg:x="0cm" svg:y="2.601cm" presentation:class="outline" presentation:user-transformed="true">
          <draw:text-box>
            <text:list text:style-name="L2">
              <text:list-header>
                <text:p text:style-name="P4"><text:span text:style-name="T11"/></text:p>
                <text:p xml:id="id10" text:id="id10" text:style-name="P4"><text:span text:style-name="T12">struct T;</text:span></text:p>
                <text:p xml:id="id11" text:id="id11" text:style-name="P4"><text:span text:style-name="T13">const float x = 1.0f;</text:span></text:p>
                <text:p xml:id="id12" text:id="id12" text:style-name="P4"><text:span text:style-name="T13">T* y = (T*) &amp;x;</text:span></text:p>
                <text:p text:style-name="P4"><text:span text:style-name="T14"/></text:p>
                <text:p xml:id="id13" text:id="id13" text:style-name="P4"><text:span text:style-name="T15">Who thinks this will compile?</text:span></text:p>
                <text:list>
                  <text:list-item>
                    <text:p xml:id="id14" text:id="id14" text:style-name="P4"><text:span text:style-name="T16">GCC 5.2.0 and MSVC 19 don't even emit a warning …</text:span></text:p>
                    <text:p text:style-name="P4"><text:span text:style-name="T16"/></text:p>
                  </text:list-item>
                </text:list>
                <text:p xml:id="id15" text:id="id15" text:style-name="P4"><text:span text:style-name="T13">T* y = static_cast&lt;T*&gt;(&amp;x);</text:span></text:p>
                <text:p text:style-name="P4"><text:span text:style-name="T14"/></text:p>
                <text:p xml:id="id16" text:id="id16" text:style-name="P4"><text:span text:style-name="T15">Who thinks this will compile?</text:span></text:p>
                <text:p xml:id="id17" text:id="id17" text:style-name="P4"><text:span text:style-name="T13">GCC 5.2.0 invalid static_cast from type 'const float*' to type 'T*'</text:span></text:p>
                <text:p xml:id="id18" text:id="id18" text:style-name="P4"><text:span text:style-name="T13">MSVC 19 </text:span><text:span text:style-name="T17">C2440: 'static_cast': cannot convert from 'const float *' to 'T *'</text:span></text:p>
              </text:list-header>
            </text:list>
          </draw:text-box>
        </draw:frame>
        <draw:custom-shape draw:style-name="gr3" draw:text-style-name="P6" draw:layer="layout" svg:width="28cm" svg:height="3.2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8cm" svg:height="3.163cm" svg:x="0cm" svg:y="0.038cm" presentation:class="title" presentation:user-transformed="true">
          <draw:text-box>
            <text:p text:style-name="P7"><text:span text:style-name="T10"><text:tab/></text:span><text:span text:style-name="T10">Example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cm" svg:height="17.799cm" svg:x="-0.092cm" svg:y="2.562cm" presentation:class="outline" presentation:user-transformed="true">
          <draw:text-box>
            <text:list text:style-name="L2">
              <text:list-header>
                <text:p text:style-name="P4"><text:span text:style-name="T18"/></text:p>
                <text:p xml:id="id19" text:id="id19" text:style-name="P4"><text:span text:style-name="T18">N4296 - 5.4 Explicit type conversion (cast notation) [expr.cast]</text:span></text:p>
                <text:p xml:id="id20" text:id="id20" text:style-name="P4"><text:span text:style-name="T19">The conversions performed by [a C-style cast are, in this order, until one succeeds]:</text:span></text:p>
                <text:list>
                  <text:list-item>
                    <text:p xml:id="id21" text:id="id21" text:style-name="P4"><text:span text:style-name="T19">const_cast</text:span></text:p>
                  </text:list-item>
                  <text:list-item>
                    <text:p xml:id="id22" text:id="id22" text:style-name="P4"><text:span text:style-name="T19">static_cast*</text:span></text:p>
                  </text:list-item>
                  <text:list-item>
                    <text:p xml:id="id23" text:id="id23" text:style-name="P4"><text:span text:style-name="T19">static_cast* followed by a const_cast</text:span></text:p>
                  </text:list-item>
                  <text:list-item>
                    <text:p xml:id="id24" text:id="id24" text:style-name="P4"><text:span text:style-name="T19">reinterpret_cast</text:span></text:p>
                  </text:list-item>
                  <text:list-item>
                    <text:p xml:id="id25" text:id="id25" text:style-name="P4"><text:span text:style-name="T19">reinterpret_cast follow by a const_cast</text:span></text:p>
                  </text:list-item>
                </text:list>
                <text:p xml:id="id26" text:id="id26" text:style-name="P4"><text:span text:style-name="T19">Eek.</text:span></text:p>
                <text:p xml:id="id27" text:id="id27" text:style-name="P4"><text:span text:style-name="T18">Why the * on the static_cast?</text:span></text:p>
                <text:p xml:id="id28" text:id="id28" text:style-name="P10"><text:span text:style-name="T19">[…] when performing a static_cast in the [above] situations the conversion is valid even if the base class is inaccessible:</text:span></text:p>
                <text:list>
                  <text:list-item text:start-value="1">
                    <text:p xml:id="id29" text:id="id29" text:style-name="P4"><text:span text:style-name="T19">a pointer to an object of derived class type or an lvalue or rvalue of derived class type may be explicitly converted to a pointer or reference to an unambiguous base class type, respectively;</text:span></text:p>
                  </text:list-item>
                  <text:list-item>
                    <text:p xml:id="id30" text:id="id30" text:style-name="P4"><text:span text:style-name="T19">a pointer to member of derived class type may be explicitly converted to a pointer to member of an unambiguous non-virtual base class type;</text:span></text:p>
                  </text:list-item>
                  <text:list-item>
                    <text:p xml:id="id31" text:id="id31" text:style-name="P4"><text:span text:style-name="T19">a pointer to an object of an unambiguous non-virtual base class type, a glvalue of an unambiguous non-virtual base class type, or a pointer to member of an unambiguous non-virtual base class type may be explicitly converted to a pointer, a reference, or a pointer to member of a derived class type, respectively.</text:span></text:p>
                  </text:list-item>
                </text:list>
              </text:list-header>
            </text:list>
          </draw:text-box>
        </draw:frame>
        <draw:custom-shape draw:style-name="gr3" draw:text-style-name="P6" draw:layer="layout" svg:width="28cm" svg:height="3.2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8cm" svg:height="3.163cm" svg:x="0cm" svg:y="0.038cm" presentation:class="title" presentation:user-transformed="true">
          <draw:text-box>
            <text:p text:style-name="P7"><text:span text:style-name="T10"><text:tab/></text:span><text:span text:style-name="T10">What's going on here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20:19:30.599000000</meta:creation-date>
    <dc:date>2015-09-22T22:40:58.255760000</dc:date>
    <meta:editing-duration>PT7H3M38S</meta:editing-duration>
    <meta:editing-cycles>165</meta:editing-cycles>
    <meta:generator>LibreOffice/5.0.1.2$MacOSX_X86_64 LibreOffice_project/81898c9f5c0d43f3473ba111d7b351050be20261</meta:generator>
    <meta:document-statistic meta:object-count="40"/>
  </office:meta>
</office:document-meta>
</file>